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95cm" fo:min-width="2.88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95cm" fo:min-width="3.8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loext:graphic-properties draw:fill="none"/>
      <style:paragraph-properties fo:text-align="center"/>
      <style:text-properties fo:font-size="11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41cm" svg:height="1.601cm" svg:x="8.121cm" svg:y="1.043cm">
          <text:p text:style-name="P1"><text:span text:style-name="T1">Valor Retir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9.891cm" svg:y1="2.644cm" svg:x2="9.891cm" svg:y2="3.643cm" draw:start-shape="id1" draw:start-glue-point="2" draw:end-shape="id2" draw:end-glue-point="0" svg:d="M9891 2644v999" svg:viewBox="0 0 1 1000">
          <text:p/>
        </draw:connector>
        <draw:custom-shape draw:style-name="gr3" draw:text-style-name="P2" xml:id="id3" draw:id="id3" draw:layer="layout" svg:width="4.535cm" svg:height="1.601cm" svg:x="7.624cm" svg:y="6.343cm">
          <text:p text:style-name="P1"><text:span text:style-name="T1">For (BX to B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35cm" svg:height="1.601cm" svg:x="7.624cm" svg:y="8.743cm">
          <text:p text:style-name="P1"><text:span text:style-name="T1">Int = Retiro / B</text:span></text:p>
          <text:p text:style-name="P1"><text:span text:style-name="T1">Saldo = Retiro % </text:span><text:span text:style-name="T1">B</text:span></text:p>
          <text:p text:style-name="P1"><text:span text:style-name="T1">Bil = 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lines" svg:x1="9.891cm" svg:y1="7.944cm" svg:x2="9.891cm" svg:y2="8.743cm" draw:start-shape="id3" draw:start-glue-point="2" draw:end-shape="id4" draw:end-glue-point="0" svg:d="M9891 7944v501-204 502" svg:viewBox="0 0 1 800">
          <text:p/>
        </draw:connector>
        <draw:connector draw:style-name="gr2" draw:text-style-name="P4" draw:layer="layout" draw:type="lines" svg:x1="12.159cm" svg:y1="9.543cm" svg:x2="12.159cm" svg:y2="7.143cm" draw:start-shape="id4" draw:start-glue-point="1" draw:end-shape="id3" draw:end-glue-point="1" svg:d="M12159 9543h501v-2400h-501" svg:viewBox="0 0 502 2401">
          <text:p/>
        </draw:connector>
        <draw:custom-shape draw:style-name="gr3" draw:text-style-name="P2" xml:id="id5" draw:id="id5" draw:layer="layout" svg:width="4.535cm" svg:height="1.601cm" svg:x="7.624cm" svg:y="11.016cm">
          <text:p text:style-name="P1"><text:span text:style-name="T1">Total = suma(Int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4.535cm" svg:height="1.601cm" svg:x="7.624cm" svg:y="3.643cm">
          <text:p text:style-name="P1"><text:span text:style-name="T1">For (B100 to B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lines" svg:x1="9.891cm" svg:y1="5.244cm" svg:x2="9.891cm" svg:y2="6.343cm" draw:start-shape="id2" draw:start-glue-point="2" draw:end-shape="id3" draw:end-glue-point="0" svg:d="M9891 5244v501 96 502" svg:viewBox="0 0 1 1100">
          <text:p/>
        </draw:connector>
        <draw:connector draw:style-name="gr2" draw:text-style-name="P4" draw:layer="layout" draw:type="lines" draw:line-skew="0.405cm 0.405cm" svg:x1="12.159cm" svg:y1="11.816cm" svg:x2="12.159cm" svg:y2="4.443cm" draw:start-shape="id5" draw:start-glue-point="1" draw:end-shape="id2" draw:end-glue-point="1" svg:d="M12159 11816h906v-7373h-906" svg:viewBox="0 0 907 7374">
          <text:p/>
        </draw:connector>
        <draw:custom-shape draw:style-name="gr3" draw:text-style-name="P2" xml:id="id6" draw:id="id6" draw:layer="layout" svg:width="4.535cm" svg:height="1.601cm" svg:x="7.624cm" svg:y="13.416cm">
          <text:p text:style-name="P1"><text:span text:style-name="T1">tot</text:span><text:span text:style-name="T1">al</text:span><text:span text:style-name="T1">es</text:span><text:span text:style-name="T1">.s</text:span><text:span text:style-name="T1">ort</text:span><text:span text:style-name="T1">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lines" draw:line-skew="-0.534cm -0.534cm" svg:x1="7.624cm" svg:y1="4.443cm" svg:x2="7.624cm" svg:y2="14.216cm" draw:start-shape="id2" draw:start-glue-point="3" draw:end-shape="id6" draw:end-glue-point="3" svg:d="M7624 4443h-1036v9773h1036" svg:viewBox="0 0 1037 9774">
          <text:p/>
        </draw:connector>
        <draw:connector draw:style-name="gr2" draw:text-style-name="P4" draw:layer="layout" draw:type="lines" svg:x1="7.624cm" svg:y1="7.143cm" svg:x2="7.624cm" svg:y2="11.816cm" draw:start-shape="id3" draw:start-glue-point="3" draw:end-shape="id5" draw:end-glue-point="3" svg:d="M7624 7143h-502v4673h502" svg:viewBox="0 0 503 4674">
          <text:p/>
        </draw:connector>
        <draw:custom-shape draw:style-name="gr3" draw:text-style-name="P2" xml:id="id7" draw:id="id7" draw:layer="layout" svg:width="4.535cm" svg:height="1.601cm" svg:x="7.624cm" svg:y="16.016cm">
          <text:p text:style-name="P1"><text:span text:style-name="T1">tot</text:span><text:span text:style-name="T1">al</text:span><text:span text:style-name="T1">es</text:span><text:span text:style-name="T1">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lines" svg:x1="9.891cm" svg:y1="15.017cm" svg:x2="9.891cm" svg:y2="16.016cm" draw:start-shape="id6" draw:start-glue-point="2" draw:end-shape="id7" draw:end-glue-point="0" svg:d="M9891 15017v501-4 502" svg:viewBox="0 0 1 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4T09:58:38.637809460</meta:creation-date>
    <dc:date>2019-07-14T19:36:29.344707441</dc:date>
    <meta:editing-duration>PT3H26M20S</meta:editing-duration>
    <meta:editing-cycles>2</meta:editing-cycles>
    <meta:generator>LibreOffice/6.1.6.3$Linux_X86_64 LibreOffice_project/10$Build-3</meta:generator>
    <meta:document-statistic meta:object-count="15"/>
  </office:meta>
</office:document-meta>
</file>